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equeriments:</text:span></text:p>
      <text:p text:style-name="P1"/>
      <text:p text:style-name="P1">Application pour gestion des utilisateurs.</text:p>
      <text:p text:style-name="P1"/>
      <text:p text:style-name="P1">Un utilisateur est définit par:</text:p>
      <text:p text:style-name="P1"/>
      <text:p text:style-name="P1">Donnés personnels:</text:p>
      <text:list xml:id="list5971990824653396798" text:style-name="WWNum1">
        <text:list-item>
          <text:p text:style-name="P4">Nom.</text:p>
        </text:list-item>
        <text:list-item>
          <text:p text:style-name="P4">Prénom.</text:p>
        </text:list-item>
        <text:list-item>
          <text:p text:style-name="P4">E-mail.</text:p>
        </text:list-item>
        <text:list-item>
          <text:p text:style-name="P4">Date de naissance.</text:p>
        </text:list-item>
        <text:list-item>
          <text:p text:style-name="P4">Téléphone fix.</text:p>
        </text:list-item>
        <text:list-item>
          <text:p text:style-name="P4">Téléphone portable.</text:p>
        </text:list-item>
      </text:list>
      <text:p text:style-name="P1"/>
      <text:p text:style-name="P1">Contenus traduisibles:</text:p>
      <text:list xml:id="list6709659260012627147" text:style-name="WWNum2">
        <text:list-item>
          <text:p text:style-name="P5">Biographie.</text:p>
        </text:list-item>
        <text:list-item>
          <text:p text:style-name="P5">Parcours professionnel.</text:p>
        </text:list-item>
      </text:list>
      <text:p text:style-name="P1"/>
      <text:p text:style-name="P1">Tarif:</text:p>
      <text:list xml:id="list8248622174448059393" text:style-name="WWNum3">
        <text:list-item>
          <text:p text:style-name="P6">Montant.</text:p>
        </text:list-item>
        <text:list-item>
          <text:p text:style-name="P6">Devise ($ ou €).</text:p>
        </text:list-item>
      </text:list>
      <text:p text:style-name="P1"/>
      <text:p text:style-name="P1">L’application doit fonctionner en français et en anglais.</text:p>
      <text:p text:style-name="P1">Il est possible de créer, voir et éditer des utilisateurs.</text:p>
      <text:p text:style-name="P1"/>
      <text:p text:style-name="P1"><text:soft-page-break/><text:span text:style-name="T1">Contraintes:</text:span></text:p>
      <text:p text:style-name="P2"/>
      <text:p text:style-name="P1">Utiliser le framework Ruby on Rails.</text:p>
      <text:p text:style-name="P1">Utiliser une base de donnés MySQ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1" meta:word-count="75" meta:character-count="466" meta:non-whitespace-character-count="422"/>
    <meta:generator>LibreOfficeDev/5.1.0.3$Linux_X86_64 LibreOffice_project/</meta:generator>
  </office:meta>
</office:document-meta>
</file>